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RW Chancery L" fo:font-size="12pt" fo:font-weight="bold" officeooo:rsid="00264b11" officeooo:paragraph-rsid="00264b11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URW Chancery L" fo:font-size="12pt" fo:font-weight="bold" officeooo:rsid="00287bd1" officeooo:paragraph-rsid="00287bd1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URW Chancery L" fo:font-size="12pt" fo:font-weight="bold" officeooo:rsid="00287bd1" officeooo:paragraph-rsid="003967ef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URW Chancery L" fo:font-size="12pt" officeooo:rsid="0018939a" officeooo:paragraph-rsid="0018939a" style:font-size-asian="12pt" style:font-size-complex="12pt"/>
    </style:style>
    <style:style style:name="P5" style:family="paragraph" style:parent-style-name="Standard">
      <style:text-properties style:font-name="URW Chancery L" fo:font-size="12pt" officeooo:rsid="00264b11" officeooo:paragraph-rsid="00264b11" style:font-size-asian="12pt" style:font-size-complex="12pt"/>
    </style:style>
    <style:style style:name="P6" style:family="paragraph" style:parent-style-name="Standard">
      <style:text-properties style:font-name="URW Chancery L" fo:font-size="12pt" officeooo:rsid="00287bd1" officeooo:paragraph-rsid="003967ef" style:font-size-asian="12pt" style:font-size-complex="12pt"/>
    </style:style>
    <style:style style:name="P7" style:family="paragraph" style:parent-style-name="Standard">
      <style:text-properties style:font-name="URW Chancery L" fo:font-size="12pt" officeooo:rsid="00287bd1" officeooo:paragraph-rsid="002c68f9" style:font-size-asian="12pt" style:font-size-complex="12pt"/>
    </style:style>
    <style:style style:name="P8" style:family="paragraph" style:parent-style-name="Standard">
      <style:text-properties style:font-name="URW Chancery L" fo:font-size="12pt" officeooo:rsid="002dae36" officeooo:paragraph-rsid="002dae36" style:font-size-asian="12pt" style:font-size-complex="12pt"/>
    </style:style>
    <style:style style:name="P9" style:family="paragraph" style:parent-style-name="Standard">
      <style:text-properties style:font-name="URW Chancery L" fo:font-size="12pt" officeooo:rsid="00368567" officeooo:paragraph-rsid="002dae36" style:font-size-asian="12pt" style:font-size-complex="12pt"/>
    </style:style>
    <style:style style:name="P10" style:family="paragraph" style:parent-style-name="Standard">
      <style:text-properties style:font-name="URW Chancery L" fo:font-size="12pt" officeooo:rsid="00368567" officeooo:paragraph-rsid="00368567" style:font-size-asian="12pt" style:font-size-complex="12pt"/>
    </style:style>
    <style:style style:name="P11" style:family="paragraph" style:parent-style-name="Standard">
      <style:text-properties style:font-name="URW Chancery L" fo:font-size="12pt" officeooo:rsid="0040d1d1" officeooo:paragraph-rsid="00368567" style:font-size-asian="12pt" style:font-size-complex="12pt"/>
    </style:style>
    <style:style style:name="P12" style:family="paragraph" style:parent-style-name="Standard">
      <style:text-properties style:font-name="URW Chancery L" fo:font-size="12pt" officeooo:rsid="0040d1d1" officeooo:paragraph-rsid="00264b11" style:font-size-asian="12pt" style:font-size-complex="12pt"/>
    </style:style>
    <style:style style:name="P13" style:family="paragraph" style:parent-style-name="Standard">
      <style:text-properties style:font-name="URW Chancery L" fo:font-size="12pt" officeooo:rsid="003967ef" officeooo:paragraph-rsid="00457e57" style:font-size-asian="12pt" style:font-size-complex="12pt"/>
    </style:style>
    <style:style style:name="P14" style:family="paragraph" style:parent-style-name="Standard">
      <style:text-properties fo:font-size="12pt" officeooo:paragraph-rsid="00264b11" style:font-size-asian="12pt" style:font-size-complex="12pt"/>
    </style:style>
    <style:style style:name="P15" style:family="paragraph" style:parent-style-name="Standard">
      <style:text-properties fo:font-size="12pt" officeooo:rsid="00264b11" officeooo:paragraph-rsid="003835f9" style:font-size-asian="12pt" style:font-size-complex="12pt"/>
    </style:style>
    <style:style style:name="P16" style:family="paragraph" style:parent-style-name="Standard">
      <style:text-properties fo:font-size="12pt" officeooo:rsid="0026c792" officeooo:paragraph-rsid="0026c792" style:font-size-asian="12pt" style:font-size-complex="12pt"/>
    </style:style>
    <style:style style:name="P17" style:family="paragraph" style:parent-style-name="Standard">
      <style:text-properties fo:font-size="12pt" officeooo:rsid="003967ef" officeooo:paragraph-rsid="003967ef" style:font-size-asian="12pt" style:font-size-complex="12pt"/>
    </style:style>
    <style:style style:name="P18" style:family="paragraph" style:parent-style-name="Standard">
      <style:text-properties fo:font-size="12pt" officeooo:rsid="003967ef" officeooo:paragraph-rsid="0039c11e" style:font-size-asian="12pt" style:font-size-complex="12pt"/>
    </style:style>
    <style:style style:name="P19" style:family="paragraph" style:parent-style-name="Standard">
      <style:text-properties fo:font-size="12pt" officeooo:rsid="002c68f9" officeooo:paragraph-rsid="002c68f9" style:font-size-asian="12pt" style:font-size-complex="12pt"/>
    </style:style>
    <style:style style:name="P20" style:family="paragraph" style:parent-style-name="Standard">
      <style:text-properties fo:font-size="12pt" officeooo:rsid="002dae36" officeooo:paragraph-rsid="002dae36" style:font-size-asian="12pt" style:font-size-complex="12pt"/>
    </style:style>
    <style:style style:name="P21" style:family="paragraph" style:parent-style-name="Standard">
      <style:text-properties fo:font-size="12pt" officeooo:paragraph-rsid="00368567" style:font-size-asian="12pt" style:font-size-complex="12pt"/>
    </style:style>
    <style:style style:name="P22" style:family="paragraph" style:parent-style-name="Standard">
      <style:text-properties fo:font-size="12pt" officeooo:paragraph-rsid="0048097c" style:font-size-asian="12pt" style:font-size-complex="12pt"/>
    </style:style>
    <style:style style:name="P23" style:family="paragraph" style:parent-style-name="Standard">
      <style:text-properties fo:font-size="12pt" fo:font-weight="bold" officeooo:rsid="002c68f9" officeooo:paragraph-rsid="002c68f9" style:font-size-asian="12pt" style:font-weight-asian="bold" style:font-size-complex="12pt" style:font-weight-complex="bold"/>
    </style:style>
    <style:style style:name="T1" style:family="text">
      <style:text-properties style:font-name="URW Chancery L"/>
    </style:style>
    <style:style style:name="T2" style:family="text">
      <style:text-properties style:font-name="URW Chancery L" officeooo:rsid="001f31ab"/>
    </style:style>
    <style:style style:name="T3" style:family="text">
      <style:text-properties style:font-name="URW Chancery L" officeooo:rsid="00264b11"/>
    </style:style>
    <style:style style:name="T4" style:family="text">
      <style:text-properties style:font-name="URW Chancery L" fo:font-weight="bold" style:font-weight-asian="bold" style:font-weight-complex="bold"/>
    </style:style>
    <style:style style:name="T5" style:family="text">
      <style:text-properties style:font-name="URW Chancery L" fo:font-weight="bold" officeooo:rsid="00264b11" style:font-weight-asian="bold" style:font-weight-complex="bold"/>
    </style:style>
    <style:style style:name="T6" style:family="text">
      <style:text-properties style:font-name="URW Chancery L" fo:font-weight="bold" officeooo:rsid="00287bd1" style:font-weight-asian="bold" style:font-weight-complex="bold"/>
    </style:style>
    <style:style style:name="T7" style:family="text">
      <style:text-properties style:font-name="URW Chancery L" fo:font-weight="bold" officeooo:rsid="0048097c" style:font-weight-asian="bold" style:font-weight-complex="bold"/>
    </style:style>
    <style:style style:name="T8" style:family="text">
      <style:text-properties style:font-name="URW Chancery L" fo:font-weight="bold" officeooo:rsid="00243ab3" style:font-weight-asian="bold" style:font-weight-complex="bold"/>
    </style:style>
    <style:style style:name="T9" style:family="text">
      <style:text-properties style:font-name="URW Chancery L" officeooo:rsid="00287bd1"/>
    </style:style>
    <style:style style:name="T10" style:family="text">
      <style:text-properties style:font-name="URW Chancery L" officeooo:rsid="002dae36"/>
    </style:style>
    <style:style style:name="T11" style:family="text">
      <style:text-properties style:font-name="URW Chancery L" officeooo:rsid="002f6ecf"/>
    </style:style>
    <style:style style:name="T12" style:family="text">
      <style:text-properties style:font-name="URW Chancery L" officeooo:rsid="003835f9"/>
    </style:style>
    <style:style style:name="T13" style:family="text">
      <style:text-properties style:font-name="URW Chancery L" fo:font-weight="normal" style:font-weight-asian="normal" style:font-weight-complex="normal"/>
    </style:style>
    <style:style style:name="T14" style:family="text">
      <style:text-properties style:font-name="URW Chancery L" fo:font-weight="normal" officeooo:rsid="0048097c" style:font-weight-asian="normal" style:font-weight-complex="normal"/>
    </style:style>
    <style:style style:name="T15" style:family="text">
      <style:text-properties style:font-name="URW Chancery L" officeooo:rsid="0039c11e"/>
    </style:style>
    <style:style style:name="T16" style:family="text">
      <style:text-properties style:font-name="URW Chancery L" officeooo:rsid="003c463e"/>
    </style:style>
    <style:style style:name="T17" style:family="text">
      <style:text-properties style:font-name="URW Chancery L" officeooo:rsid="0040a83b"/>
    </style:style>
    <style:style style:name="T18" style:family="text">
      <style:text-properties style:font-name="URW Chancery L" officeooo:rsid="00368567"/>
    </style:style>
    <style:style style:name="T19" style:family="text">
      <style:text-properties style:font-name="URW Chancery L" officeooo:rsid="0040d1d1"/>
    </style:style>
    <style:style style:name="T20" style:family="text">
      <style:text-properties style:font-name="URW Chancery L" officeooo:rsid="00243ab3"/>
    </style:style>
    <style:style style:name="T21" style:family="text">
      <style:text-properties officeooo:rsid="003835f9"/>
    </style:style>
    <style:style style:name="T22" style:family="text">
      <style:text-properties officeooo:rsid="003c463e"/>
    </style:style>
    <style:style style:name="T23" style:family="text">
      <style:text-properties officeooo:rsid="00457e57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87bd1" style:font-weight-asian="bold" style:font-weight-complex="bold"/>
    </style:style>
    <style:style style:name="T26" style:family="text">
      <style:text-properties fo:font-weight="normal" officeooo:rsid="00457e57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BQ Spare Ribs</text:p>
      <text:p text:style-name="P4"/>
      <text:p text:style-name="P14"><text:span text:style-name="T5">Rub</text:span><text:span text:style-name="T2"> </text:span></text:p>
      <text:p text:style-name="P14"><text:span text:style-name="T12">4</text:span><text:span text:style-name="T3"> T</text:span><text:span text:style-name="T2">.<text:tab/></text:span><text:span text:style-name="T3">Brown sugar.</text:span></text:p>
      <text:p text:style-name="P5">1 T.<text:tab/>Paprika.</text:p>
      <text:p text:style-name="P5">½ T<text:tab/>Garlic powder.</text:p>
      <text:p text:style-name="P5">1 t.<text:tab/>Onion powder.</text:p>
      <text:p text:style-name="P5">1 t.<text:tab/>Black pepper.</text:p>
      <text:p text:style-name="P5">½ t.<text:tab/><text:span text:style-name="T21">Italian seasoning</text:span>.</text:p>
      <text:p text:style-name="P15"><text:span text:style-name="T12">¼</text:span><text:span text:style-name="T1"> t.<text:tab/>Cayenne</text:span></text:p>
      <text:p text:style-name="P5"/>
      <text:p text:style-name="P2">Dry Brine</text:p>
      <text:p text:style-name="P16"><text:span text:style-name="T1"><text:s/></text:span><text:span text:style-name="T9">½ t.<text:tab/>Salt per 1 lb. of meat (Discount bone...and ribs are 50% bone).</text:span></text:p>
      <text:p text:style-name="P3"/>
      <text:p text:style-name="P17"><text:span text:style-name="T6">E</text:span><text:span text:style-name="T4">XPERIMENT NOTES: </text:span><text:span text:style-name="T13">For my 1.3 lb half rack of ribs, I used 3/8 t. of salt – rubbed into both sides. <text:s/>I salted the meat the night before and let it dry brine in the fridge.</text:span></text:p>
      <text:p text:style-name="P6"/>
      <text:p text:style-name="P23"><text:span text:style-name="T9">T</text:span><text:span text:style-name="T1">imeline</text:span></text:p>
      <text:p text:style-name="P17"><text:span text:style-name="T9">N</text:span><text:span text:style-name="T1">ight Before<text:tab/>Trim ribs</text:span></text:p>
      <text:p text:style-name="P18"><text:span text:style-name="T1"><text:tab/><text:tab/></text:span><text:span text:style-name="T15">Sa</text:span><text:span text:style-name="T1">lt ribs</text:span></text:p>
      <text:p text:style-name="P7"/>
      <text:p text:style-name="P19"><text:span text:style-name="T9">8 </text:span><text:span text:style-name="T1">am<text:tab/><text:tab/></text:span><text:span text:style-name="T10">Apply rub liberally.</text:span></text:p>
      <text:p text:style-name="P5"/>
      <text:p text:style-name="P20"><text:span text:style-name="T3">1</text:span><text:span text:style-name="T17">1</text:span><text:span text:style-name="T1"> </text:span><text:span text:style-name="T11">pm</text:span><text:span text:style-name="T1"><text:tab/><text:tab/>Start fire </text:span><text:span text:style-name="T16">using the circle method.</text:span></text:p>
      <text:p text:style-name="P8"><text:tab/><text:tab/>Heat smoker to 2<text:span text:style-name="T22">75</text:span> degrees. </text:p>
      <text:p text:style-name="P9"><text:tab/><text:tab/>Put on ribs.</text:p>
      <text:p text:style-name="P9"/>
      <text:p text:style-name="P10">Once ribs are on:</text:p>
      <text:p text:style-name="P21"><text:span text:style-name="T18"><text:tab/>Leave the ribs undisturbed fo</text:span><text:span text:style-name="T16">r </text:span><text:span text:style-name="T19">50</text:span><text:span text:style-name="T16"> minutes. </text:span><text:span text:style-name="T18"><text:s/></text:span></text:p>
      <text:p text:style-name="P21"><text:span text:style-name="T18"><text:tab/></text:span><text:span text:style-name="T19">Mist with apple cider.</text:span></text:p>
      <text:p text:style-name="P11"><text:tab/>Mist with apple cider every 15 – 20 minutes for 60 minutes.</text:p>
      <text:p text:style-name="P12"><text:tab/><text:span text:style-name="T23">Wrap in foil and add 2 T of cider</text:span></text:p>
      <text:p text:style-name="P12"><text:tab/><text:span text:style-name="T23">return to smoker and cook until done.</text:span></text:p>
      <text:p text:style-name="P12"/>
      <text:p text:style-name="P13"><text:span text:style-name="T25">E</text:span><text:span text:style-name="T24">XPERIMENT NOTES: </text:span></text:p>
      <text:p text:style-name="P13"><text:span text:style-name="T24"><text:tab/></text:span><text:span text:style-name="T26">I didn’t use the water pan this time. <text:s/>It doesn’t allow the smoker to get to 275.</text:span></text:p>
      <text:p text:style-name="P13"><text:span text:style-name="T24"><text:tab/></text:span><text:span text:style-name="T26">Ribs went on at 11:40</text:span></text:p>
      <text:p text:style-name="P13"><text:span text:style-name="T26"><text:tab/>Started to mist at 12:30</text:span></text:p>
      <text:p text:style-name="P13"><text:span text:style-name="T26"><text:tab/>Spritz t 12:50, 1:10, 1:30</text:span></text:p>
      <text:p text:style-name="P13"><text:span text:style-name="T26"><text:tab/>At 1:30, we wrapped the ribs and put around 2 T of cider in the foil with the ribs</text:span></text:p>
      <text:p text:style-name="P13"><text:span text:style-name="T26"><text:tab/>Checked ribs at 2:30.</text:span></text:p>
      <text:p text:style-name="P13"><text:span text:style-name="T26"><text:tab/>Ribs off at 3:00 for a total of 3 hours and 20 minutes</text:span></text:p>
      <text:p text:style-name="P14"><text:span text:style-name="T19"><text:s text:c="2"/></text:span><text:span text:style-name="T20"><text:s text:c="5"/></text:span></text:p>
      <text:p text:style-name="P22"><text:span text:style-name="T7">TASTING</text:span><text:span text:style-name="T8"> NOTES: </text:span></text:p>
      <text:p text:style-name="P22"><text:span text:style-name="T8"><text:tab/></text:span><text:span text:style-name="T14">Overcooked but not dry</text:span></text:p>
      <text:p text:style-name="P22"><text:span text:style-name="T14"><text:tab/>Use apple juice instead of cider</text:span></text:p>
      <text:p text:style-name="P22"><text:span text:style-name="T14"><text:tab/>Maybe try a wet brine using apple juice instead of just salt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01T17:21:01.863929361</meta:creation-date>
    <dc:date>2022-12-20T09:11:57.519146532</dc:date>
    <meta:editing-duration>PT6H32M37S</meta:editing-duration>
    <meta:editing-cycles>25</meta:editing-cycles>
    <meta:generator>LibreOffice/6.4.7.2$Linux_X86_64 LibreOffice_project/40$Build-2</meta:generator>
    <meta:document-statistic meta:table-count="0" meta:image-count="0" meta:object-count="0" meta:page-count="1" meta:paragraph-count="38" meta:word-count="245" meta:character-count="1231" meta:non-whitespace-character-count="982"/>
  </office:meta>
</office:document-meta>
</file>